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ystem" svg:panose-1="2 11 6 3 2 2 2 2 2 4"/>
    <style:font-face style:name="Great Vibes" svg:font-family="Great Vibes" style:font-family-generic="system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text:style-name="WW_CharLFO2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text:style-name="WW_CharLFO5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text:style-name="WW_CharLFO6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7LVL2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7LVL3" text:bullet-char="■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7LVL4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7LVL5" text:bullet-char="○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7LVL6" text:bullet-char="■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7LVL7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7LVL8" text:bullet-char="○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7LVL9" text:bullet-char="■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text:style-name="WW_CharLFO8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 style:page-number="1"/>
      <style:text-properties fo:font-size="12pt" style:font-size-asian="12pt" style:font-size-complex="12pt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5" style:parent-style-name="Normal" style:family="paragraph">
      <style:text-properties fo:font-weight="bold" style:font-weight-asian="bold" fo:font-size="20pt" style:font-size-asian="20pt" style:font-size-complex="20pt"/>
    </style:style>
    <style:style style:name="P6" style:parent-style-name="Normal" style:family="paragraph">
      <style:text-properties fo:font-weight="bold" style:font-weight-asian="bold" fo:font-size="20pt" style:font-size-asian="20pt" style:font-size-complex="20pt"/>
    </style:style>
    <style:style style:name="P7" style:parent-style-name="Normal" style:family="paragraph">
      <style:text-properties fo:font-weight="bold" style:font-weight-asian="bold" fo:font-size="20pt" style:font-size-asian="20pt" style:font-size-complex="20pt"/>
    </style:style>
    <style:style style:name="P8" style:parent-style-name="Normal" style:family="paragraph">
      <style:text-properties fo:font-weight="bold" style:font-weight-asian="bold" fo:font-size="20pt" style:font-size-asian="20pt" style:font-size-complex="20pt"/>
    </style:style>
    <style:style style:name="P9" style:parent-style-name="Normal" style:family="paragraph">
      <style:text-properties fo:font-weight="bold" style:font-weight-asian="bold" fo:font-size="20pt" style:font-size-asian="20pt" style:font-size-complex="20pt"/>
    </style:style>
    <style:style style:name="P10" style:parent-style-name="Normal" style:family="paragraph">
      <style:text-properties fo:font-weight="bold" style:font-weight-asian="bold" fo:font-size="20pt" style:font-size-asian="20pt" style:font-size-complex="20pt"/>
    </style:style>
    <style:style style:name="P11" style:parent-style-name="Normal" style:family="paragraph">
      <style:text-properties fo:font-weight="bold" style:font-weight-asian="bold" fo:font-size="20pt" style:font-size-asian="20pt" style:font-size-complex="20pt"/>
    </style:style>
    <style:style style:name="P12" style:parent-style-name="Normal" style:family="paragraph">
      <style:paragraph-properties fo:text-align="center"/>
      <style:text-properties fo:font-weight="bold" style:font-weight-asian="bold" fo:font-size="20pt" style:font-size-asian="20pt" style:font-size-complex="20pt"/>
    </style:style>
    <style:style style:name="P13" style:parent-style-name="Normal" style:family="paragraph">
      <style:paragraph-properties fo:text-align="center"/>
      <style:text-properties fo:font-weight="bold" style:font-weight-asian="bold" fo:font-size="20pt" style:font-size-asian="20pt" style:font-size-complex="20pt"/>
    </style:style>
    <style:style style:name="P14" style:parent-style-name="Subtitle" style:family="paragraph">
      <style:paragraph-properties fo:text-align="center" fo:margin-bottom="0in"/>
      <style:text-properties fo:color="#000000" fo:font-size="16pt" style:font-size-asian="16pt" style:font-size-complex="16pt"/>
    </style:style>
    <style:style style:name="P15" style:parent-style-name="Normal" style:family="paragraph">
      <style:paragraph-properties fo:line-height="2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" style:parent-style-name="Normal" style:family="paragraph">
      <style:paragraph-properties fo:text-align="center"/>
    </style:style>
    <style:style style:name="T17" style:parent-style-name="DefaultParagraphFont" style:family="text">
      <style:text-properties fo:color="#0000EE" style:text-underline-type="single" style:text-underline-style="solid" style:text-underline-width="auto" style:text-underline-mode="continuous"/>
    </style:style>
    <style:style style:name="P18" style:parent-style-name="Normal" style:family="paragraph">
      <style:paragraph-properties fo:text-align="center"/>
    </style:style>
    <style:style style:name="T19" style:parent-style-name="DefaultParagraphFont" style:family="text">
      <style:text-properties fo:color="#0000EE" style:text-underline-type="single" style:text-underline-style="solid" style:text-underline-width="auto" style:text-underline-mode="continuous"/>
    </style:style>
    <style:style style:name="P20" style:parent-style-name="Normal" style:family="paragraph">
      <style:paragraph-properties fo:text-align="center"/>
    </style:style>
    <style:style style:name="T21" style:parent-style-name="DefaultParagraphFont" style:family="text">
      <style:text-properties fo:color="#0000EE" style:text-underline-type="single" style:text-underline-style="solid" style:text-underline-width="auto" style:text-underline-mode="continuous"/>
    </style:style>
    <style:style style:name="P22" style:parent-style-name="Normal" style:family="paragraph">
      <style:paragraph-properties fo:text-align="center"/>
    </style:style>
    <style:style style:name="T23" style:parent-style-name="DefaultParagraphFont" style:family="text">
      <style:text-properties fo:color="#0000EE" style:text-underline-type="single" style:text-underline-style="solid" style:text-underline-width="auto" style:text-underline-mode="continuous"/>
    </style:style>
    <style:style style:name="P24" style:parent-style-name="Normal" style:family="paragraph">
      <style:paragraph-properties fo:text-align="center"/>
    </style:style>
    <style:style style:name="T25" style:parent-style-name="DefaultParagraphFont" style:family="text">
      <style:text-properties fo:color="#0000EE" style:text-underline-type="single" style:text-underline-style="solid" style:text-underline-width="auto" style:text-underline-mode="continuous"/>
    </style:style>
    <style:style style:name="P26" style:parent-style-name="Normal" style:family="paragraph">
      <style:paragraph-properties fo:text-align="center"/>
    </style:style>
    <style:style style:name="T27" style:parent-style-name="DefaultParagraphFont" style:family="text">
      <style:text-properties fo:color="#0000EE" style:text-underline-type="single" style:text-underline-style="solid" style:text-underline-width="auto" style:text-underline-mode="continuous"/>
    </style:style>
    <style:style style:name="P28" style:parent-style-name="Normal" style:family="paragraph">
      <style:paragraph-properties fo:text-align="center"/>
    </style:style>
    <style:style style:name="T29" style:parent-style-name="DefaultParagraphFont" style:family="text">
      <style:text-properties fo:color="#0000EE" style:text-underline-type="single" style:text-underline-style="solid" style:text-underline-width="auto" style:text-underline-mode="continuous"/>
    </style:style>
    <style:style style:name="P30" style:parent-style-name="Normal" style:family="paragraph">
      <style:paragraph-properties fo:text-align="center"/>
    </style:style>
    <style:style style:name="T31" style:parent-style-name="DefaultParagraphFont" style:family="text">
      <style:text-properties fo:color="#0000EE" style:text-underline-type="single" style:text-underline-style="solid" style:text-underline-width="auto" style:text-underline-mode="continuous"/>
    </style:style>
    <style:style style:name="P32" style:parent-style-name="Normal" style:family="paragraph">
      <style:paragraph-properties fo:text-align="center"/>
      <style:text-properties fo:font-weight="bold" style:font-weight-asian="bold" fo:font-size="20pt" style:font-size-asian="20pt" style:font-size-complex="20pt"/>
    </style:style>
    <style:style style:name="P33" style:parent-style-name="Subtitle" style:family="paragraph">
      <style:paragraph-properties fo:text-align="center" fo:margin-bottom="0in"/>
      <style:text-properties fo:color="#000000" fo:font-size="20pt" style:font-size-asian="20pt" style:font-size-complex="20pt"/>
    </style:style>
    <style:style style:name="P34" style:parent-style-name="Subtitle" style:family="paragraph">
      <style:paragraph-properties fo:text-align="center" fo:margin-bottom="0in"/>
      <style:text-properties fo:color="#000000" fo:font-size="20pt" style:font-size-asian="20pt" style:font-size-complex="20pt"/>
    </style:style>
    <style:style style:name="P35" style:parent-style-name="Heading2" style:family="paragraph">
      <style:paragraph-properties fo:margin-top="0.1388in" fo:margin-bottom="0in"/>
      <style:text-properties fo:font-weight="bold" style:font-weight-asian="bold" fo:font-size="13pt" style:font-size-asian="13pt" style:font-size-complex="13pt"/>
    </style:style>
    <style:style style:name="P36" style:parent-style-name="Heading2" style:family="paragraph">
      <style:paragraph-properties fo:margin-top="0.1388in" fo:margin-bottom="0in"/>
      <style:text-properties fo:font-weight="bold" style:font-weight-asian="bold" fo:font-size="15pt" style:font-size-asian="15pt" style:font-size-complex="15pt"/>
    </style:style>
    <style:style style:name="P37" style:parent-style-name="Heading2" style:family="paragraph">
      <style:paragraph-properties fo:margin-top="0.1388in" fo:margin-bottom="0in"/>
      <style:text-properties fo:font-weight="bold" style:font-weight-asian="bold" fo:font-size="15pt" style:font-size-asian="15pt" style:font-size-complex="15pt"/>
    </style:style>
    <style:style style:name="P38" style:parent-style-name="Heading2" style:family="paragraph">
      <style:paragraph-properties fo:margin-top="0.1388in" fo:margin-bottom="0in"/>
      <style:text-properties fo:font-weight="bold" style:font-weight-asian="bold" fo:font-size="15pt" style:font-size-asian="15pt" style:font-size-complex="15pt"/>
    </style:style>
    <style:style style:name="P39" style:parent-style-name="Heading2" style:family="paragraph">
      <style:paragraph-properties fo:margin-top="0.1388in" fo:margin-bottom="0in"/>
      <style:text-properties fo:font-weight="bold" style:font-weight-asian="bold" fo:font-size="15pt" style:font-size-asian="15pt" style:font-size-complex="15pt"/>
    </style:style>
    <style:style style:name="P40" style:parent-style-name="Heading2" style:family="paragraph">
      <style:paragraph-properties fo:margin-top="0.1388in" fo:margin-bottom="0in"/>
      <style:text-properties fo:font-weight="bold" style:font-weight-asian="bold" fo:font-size="15pt" style:font-size-asian="15pt" style:font-size-complex="15pt"/>
    </style:style>
    <style:style style:name="P41" style:parent-style-name="Heading2" style:family="paragraph">
      <style:paragraph-properties fo:margin-top="0.1388in" fo:margin-bottom="0in"/>
      <style:text-properties fo:font-weight="bold" style:font-weight-asian="bold" fo:font-size="15pt" style:font-size-asian="15pt" style:font-size-complex="15pt"/>
    </style:style>
    <style:style style:name="P4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3" style:parent-style-name="Normal" style:family="paragraph">
      <style:paragraph-properties fo:text-align="justify" fo:text-indent="0.5in"/>
      <style:text-properties fo:font-size="12pt" style:font-size-asian="12pt" style:font-size-complex="12pt"/>
    </style:style>
    <style:style style:name="P44" style:parent-style-name="Heading2" style:master-page-name="MP1" style:family="paragraph">
      <style:paragraph-properties fo:break-before="page" fo:margin-top="0.1388in" fo:margin-bottom="0in"/>
      <style:text-properties fo:font-weight="bold" style:font-weight-asian="bold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Heading3" style:family="paragraph">
      <style:paragraph-properties fo:margin-top="0.1111in" fo:margin-bottom="0in"/>
      <style:text-properties fo:font-weight="bold" style:font-weight-asian="bold" fo:color="#000000" fo:font-size="13pt" style:font-size-asian="13pt" style:font-size-complex="13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5" style:parent-style-name="Heading2" style:family="paragraph">
      <style:paragraph-properties fo:margin-top="0.1388in" fo:margin-bottom="0in"/>
      <style:text-properties fo:font-weight="bold" style:font-weight-asian="bold" fo:font-size="13pt" style:font-size-asian="13pt" style:font-size-complex="13pt"/>
    </style:style>
    <style:style style:name="P56" style:parent-style-name="Heading3" style:family="paragraph">
      <style:paragraph-properties fo:margin-top="0.1111in" fo:margin-bottom="0in"/>
      <style:text-properties fo:font-weight="bold" style:font-weight-asian="bold" fo:color="#000000" fo:font-size="13pt" style:font-size-asian="13pt" style:font-size-complex="13pt"/>
    </style:style>
    <style:style style:name="P57" style:parent-style-name="Normal" style:family="paragraph">
      <style:paragraph-properties fo:text-align="justify" fo:text-indent="0.5in"/>
      <style:text-properties fo:font-size="12pt" style:font-size-asian="12pt" style:font-size-complex="12pt"/>
    </style:style>
    <style:style style:name="P5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6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6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8" style:parent-style-name="Normal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/>
    </style:style>
    <style:style style:name="P69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70" style:parent-style-name="Normal" style:family="paragraph">
      <style:paragraph-properties fo:line-height="200%"/>
      <style:text-properties fo:font-size="12pt" style:font-size-asian="12pt" style:font-size-complex="12pt"/>
    </style:style>
    <style:style style:name="P71" style:parent-style-name="Heading3" style:family="paragraph">
      <style:paragraph-properties fo:text-align="justify" fo:margin-top="0.1111in" fo:margin-bottom="0in" fo:line-height="200%"/>
    </style:style>
    <style:style style:name="T72" style:parent-style-name="DefaultParagraphFont" style:family="text">
      <style:text-properties fo:font-weight="bold" style:font-weight-asian="bold" fo:color="#000000" fo:font-size="13pt" style:font-size-asian="13pt" style:font-size-complex="13pt"/>
    </style:style>
    <style:style style:name="T73" style:parent-style-name="DefaultParagraphFont" style:family="text">
      <style:text-properties fo:font-weight="bold" style:font-weight-asian="bold" fo:color="#000000" fo:font-size="13pt" style:font-size-asian="13pt" style:font-size-complex="13pt"/>
    </style:style>
    <style:style style:name="P74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75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76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77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78" style:parent-style-name="Heading3" style:family="paragraph">
      <style:paragraph-properties fo:text-align="justify" fo:margin-top="0.1111in" fo:margin-bottom="0in" fo:line-height="200%"/>
      <style:text-properties fo:font-weight="bold" style:font-weight-asian="bold" fo:color="#000000" fo:font-size="13pt" style:font-size-asian="13pt" style:font-size-complex="13pt"/>
    </style:style>
    <style:style style:name="P79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80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81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82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83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84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85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86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87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88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89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90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91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92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9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9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9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9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9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9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9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0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0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02" style:parent-style-name="Normal" style:family="paragraph">
      <style:paragraph-properties fo:line-height="200%"/>
      <style:text-properties fo:font-size="12pt" style:font-size-asian="12pt" style:font-size-complex="12pt"/>
    </style:style>
    <style:style style:name="P103" style:parent-style-name="Normal" style:family="paragraph">
      <style:paragraph-properties fo:line-height="200%"/>
      <style:text-properties fo:font-size="12pt" style:font-size-asian="12pt" style:font-size-complex="12pt"/>
    </style:style>
    <style:style style:name="P104" style:parent-style-name="Normal" style:family="paragraph">
      <style:paragraph-properties fo:line-height="200%"/>
      <style:text-properties fo:font-size="12pt" style:font-size-asian="12pt" style:font-size-complex="12pt"/>
    </style:style>
    <style:style style:name="P105" style:parent-style-name="Heading2" style:family="paragraph">
      <style:paragraph-properties fo:margin-top="0.1388in" fo:margin-bottom="0in"/>
    </style:style>
    <style:style style:name="P106" style:parent-style-name="Heading2" style:family="paragraph">
      <style:paragraph-properties fo:break-before="page" fo:margin-top="0.1388in" fo:margin-bottom="0in"/>
      <style:text-properties fo:font-weight="bold" style:font-weight-asian="bold" fo:font-size="13pt" style:font-size-asian="13pt" style:font-size-complex="13pt"/>
    </style:style>
    <style:style style:name="P107" style:parent-style-name="Normal" style:family="paragraph">
      <style:text-properties fo:font-size="12pt" style:font-size-asian="12pt" style:font-size-complex="12pt"/>
    </style:style>
    <style:style style:name="P108" style:parent-style-name="Heading3" style:family="paragraph">
      <style:paragraph-properties fo:margin-top="0.1111in" fo:margin-bottom="0in"/>
      <style:text-properties fo:font-weight="bold" style:font-weight-asian="bold" fo:color="#000000" fo:font-size="13pt" style:font-size-asian="13pt" style:font-size-complex="13pt"/>
    </style:style>
    <style:style style:name="P109" style:parent-style-name="Normal" style:family="paragraph">
      <style:text-properties fo:font-size="12pt" style:font-size-asian="12pt" style:font-size-complex="12pt"/>
    </style:style>
    <style:style style:name="P11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1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1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13" style:parent-style-name="Normal" style:family="paragraph">
      <style:text-properties fo:font-size="12pt" style:font-size-asian="12pt" style:font-size-complex="12pt"/>
    </style:style>
    <style:style style:name="P114" style:parent-style-name="Heading3" style:family="paragraph">
      <style:paragraph-properties fo:margin-top="0.1111in" fo:margin-bottom="0in"/>
      <style:text-properties fo:font-weight="bold" style:font-weight-asian="bold" fo:color="#000000" fo:font-size="13pt" style:font-size-asian="13pt" style:font-size-complex="13pt"/>
    </style:style>
    <style:style style:name="P115" style:parent-style-name="Normal" style:family="paragraph">
      <style:text-properties fo:font-size="12pt" style:font-size-asian="12pt" style:font-size-complex="12pt"/>
    </style:style>
    <style:style style:name="P116" style:parent-style-name="Normal" style:family="paragraph">
      <style:text-properties fo:font-size="12pt" style:font-size-asian="12pt" style:font-size-complex="12pt"/>
    </style:style>
    <style:style style:name="P117" style:parent-style-name="Normal" style:family="paragraph">
      <style:text-properties fo:font-size="12pt" style:font-size-asian="12pt" style:font-size-complex="12pt"/>
    </style:style>
    <style:style style:name="P118" style:parent-style-name="Heading3" style:family="paragraph">
      <style:paragraph-properties fo:margin-top="0.1111in" fo:margin-bottom="0in"/>
      <style:text-properties fo:font-weight="bold" style:font-weight-asian="bold" fo:color="#000000" fo:font-size="13pt" style:font-size-asian="13pt" style:font-size-complex="13pt"/>
    </style:style>
    <style:style style:name="P119" style:parent-style-name="Normal" style:family="paragraph">
      <style:text-properties fo:font-size="12pt" style:font-size-asian="12pt" style:font-size-complex="12pt"/>
    </style:style>
    <style:style style:name="P12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21" style:parent-style-name="Normal" style:family="paragraph">
      <style:text-properties fo:font-size="12pt" style:font-size-asian="12pt" style:font-size-complex="12pt"/>
    </style:style>
    <style:style style:name="P122" style:parent-style-name="Heading3" style:family="paragraph">
      <style:paragraph-properties fo:margin-top="0.1111in" fo:margin-bottom="0in"/>
      <style:text-properties fo:font-weight="bold" style:font-weight-asian="bold" fo:color="#000000" fo:font-size="13pt" style:font-size-asian="13pt" style:font-size-complex="13pt"/>
    </style:style>
    <style:style style:name="P123" style:parent-style-name="Normal" style:family="paragraph">
      <style:text-properties fo:font-size="12pt" style:font-size-asian="12pt" style:font-size-complex="12pt"/>
    </style:style>
    <style:style style:name="P12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2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2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2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2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2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3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3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3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33" style:parent-style-name="Heading3" style:family="paragraph">
      <style:paragraph-properties fo:margin-top="0.1111in" fo:margin-bottom="0in"/>
      <style:text-properties fo:font-weight="bold" style:font-weight-asian="bold" fo:color="#000000" fo:font-size="13pt" style:font-size-asian="13pt" style:font-size-complex="13pt"/>
    </style:style>
    <style:style style:name="P13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3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3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3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3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3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4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4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4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4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4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45" style:parent-style-name="Normal" style:family="paragraph">
      <style:text-properties fo:font-size="12pt" style:font-size-asian="12pt" style:font-size-complex="12pt"/>
    </style:style>
    <style:style style:name="P146" style:parent-style-name="Heading3" style:family="paragraph">
      <style:paragraph-properties fo:margin-top="0.1111in" fo:margin-bottom="0in"/>
      <style:text-properties fo:font-weight="bold" style:font-weight-asian="bold" fo:color="#000000" fo:font-size="13pt" style:font-size-asian="13pt" style:font-size-complex="13pt"/>
    </style:style>
    <style:style style:name="P147" style:parent-style-name="Normal" style:family="paragraph">
      <style:text-properties fo:font-size="12pt" style:font-size-asian="12pt" style:font-size-complex="12pt"/>
    </style:style>
    <style:style style:name="P14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4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5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5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52" style:parent-style-name="Normal" style:family="paragraph">
      <style:text-properties fo:font-size="12pt" style:font-size-asian="12pt" style:font-size-complex="12pt"/>
    </style:style>
    <style:style style:name="P153" style:parent-style-name="Normal" style:family="paragraph">
      <style:text-properties fo:font-size="12pt" style:font-size-asian="12pt" style:font-size-complex="12pt"/>
    </style:style>
    <style:style style:name="P154" style:parent-style-name="Normal" style:family="paragraph">
      <style:text-properties fo:font-size="12pt" style:font-size-asian="12pt" style:font-size-complex="12pt"/>
    </style:style>
    <style:style style:name="P155" style:parent-style-name="Normal" style:family="paragraph">
      <style:text-properties fo:font-size="12pt" style:font-size-asian="12pt" style:font-size-complex="12pt"/>
    </style:style>
    <style:style style:name="P156" style:parent-style-name="Heading1" style:family="paragraph">
      <style:paragraph-properties fo:margin-top="0.3333in"/>
    </style:style>
    <style:style style:name="T157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P158" style:parent-style-name="Heading2" style:family="paragraph">
      <style:paragraph-properties fo:text-align="justify" fo:margin-top="0.1666in" fo:margin-bottom="0.1666in"/>
      <style:text-properties fo:font-size="12pt" style:font-size-asian="12pt" style:font-size-complex="12pt"/>
    </style:style>
    <style:style style:name="P159" style:parent-style-name="Heading2" style:family="paragraph">
      <style:paragraph-properties fo:text-align="justify" fo:margin-top="0.1666in" fo:margin-bottom="0in"/>
    </style:style>
    <style:style style:name="T160" style:parent-style-name="DefaultParagraphFont" style:family="text">
      <style:text-properties fo:font-size="12pt" style:font-size-asian="12pt" style:font-size-complex="12pt"/>
    </style:style>
    <style:style style:name="P161" style:parent-style-name="Heading2" style:family="paragraph">
      <style:paragraph-properties fo:text-align="justify" fo:margin-top="0in" fo:margin-bottom="0in"/>
    </style:style>
    <style:style style:name="T162" style:parent-style-name="DefaultParagraphFont" style:family="text">
      <style:text-properties fo:font-size="12pt" style:font-size-asian="12pt" style:font-size-complex="12pt"/>
    </style:style>
    <style:style style:name="P163" style:parent-style-name="Heading2" style:family="paragraph">
      <style:paragraph-properties fo:text-align="justify" fo:margin-top="0in" fo:margin-bottom="0in"/>
    </style:style>
    <style:style style:name="T164" style:parent-style-name="DefaultParagraphFont" style:family="text">
      <style:text-properties fo:font-size="12pt" style:font-size-asian="12pt" style:font-size-complex="12pt"/>
    </style:style>
    <style:style style:name="P165" style:parent-style-name="Heading2" style:family="paragraph">
      <style:paragraph-properties fo:text-align="justify" fo:margin-top="0in" fo:margin-bottom="0in"/>
    </style:style>
    <style:style style:name="T166" style:parent-style-name="DefaultParagraphFont" style:family="text">
      <style:text-properties fo:font-size="12pt" style:font-size-asian="12pt" style:font-size-complex="12pt"/>
    </style:style>
    <style:style style:name="P167" style:parent-style-name="Heading2" style:family="paragraph">
      <style:paragraph-properties fo:text-align="justify" fo:margin-top="0in" fo:margin-bottom="0in"/>
    </style:style>
    <style:style style:name="T168" style:parent-style-name="DefaultParagraphFont" style:family="text">
      <style:text-properties fo:font-size="12pt" style:font-size-asian="12pt" style:font-size-complex="12pt"/>
    </style:style>
    <style:style style:name="P169" style:parent-style-name="Heading2" style:family="paragraph">
      <style:paragraph-properties fo:text-align="justify" fo:margin-top="0in" fo:margin-bottom="0in"/>
    </style:style>
    <style:style style:name="T170" style:parent-style-name="DefaultParagraphFont" style:family="text">
      <style:text-properties fo:font-size="12pt" style:font-size-asian="12pt" style:font-size-complex="12pt"/>
    </style:style>
    <style:style style:name="P171" style:parent-style-name="Heading2" style:family="paragraph">
      <style:paragraph-properties fo:text-align="justify" fo:margin-top="0in" fo:margin-bottom="0in"/>
    </style:style>
    <style:style style:name="T172" style:parent-style-name="DefaultParagraphFont" style:family="text">
      <style:text-properties fo:font-size="12pt" style:font-size-asian="12pt" style:font-size-complex="12pt"/>
    </style:style>
    <style:style style:name="P173" style:parent-style-name="Heading2" style:family="paragraph">
      <style:paragraph-properties fo:text-align="justify" fo:margin-top="0in" fo:margin-bottom="0in"/>
    </style:style>
    <style:style style:name="T174" style:parent-style-name="DefaultParagraphFont" style:family="text">
      <style:text-properties fo:font-size="12pt" style:font-size-asian="12pt" style:font-size-complex="12pt"/>
    </style:style>
    <style:style style:name="P175" style:parent-style-name="Heading2" style:family="paragraph">
      <style:paragraph-properties fo:text-align="justify" fo:margin-top="0in" fo:margin-bottom="0in"/>
    </style:style>
    <style:style style:name="T176" style:parent-style-name="DefaultParagraphFont" style:family="text">
      <style:text-properties fo:font-size="12pt" style:font-size-asian="12pt" style:font-size-complex="12pt"/>
    </style:style>
    <style:style style:name="T177" style:parent-style-name="DefaultParagraphFont" style:family="text">
      <style:text-properties fo:font-size="12pt" style:font-size-asian="12pt" style:font-size-complex="12pt"/>
    </style:style>
    <style:style style:name="P178" style:parent-style-name="Heading2" style:family="paragraph">
      <style:paragraph-properties fo:text-align="justify" fo:margin-top="0in" fo:margin-bottom="0in"/>
    </style:style>
    <style:style style:name="T179" style:parent-style-name="DefaultParagraphFont" style:family="text">
      <style:text-properties fo:font-size="12pt" style:font-size-asian="12pt" style:font-size-complex="12pt"/>
    </style:style>
    <style:style style:name="P180" style:parent-style-name="Heading2" style:family="paragraph">
      <style:paragraph-properties fo:text-align="justify" fo:margin-top="0in" fo:margin-bottom="0in"/>
    </style:style>
    <style:style style:name="T181" style:parent-style-name="DefaultParagraphFont" style:family="text">
      <style:text-properties fo:font-size="12pt" style:font-size-asian="12pt" style:font-size-complex="12pt"/>
    </style:style>
    <style:style style:name="P182" style:parent-style-name="Heading2" style:family="paragraph">
      <style:paragraph-properties fo:text-align="justify" fo:margin-top="0in" fo:margin-bottom="0.1666in"/>
    </style:style>
    <style:style style:name="T183" style:parent-style-name="DefaultParagraphFont" style:family="text">
      <style:text-properties fo:font-size="12pt" style:font-size-asian="12pt" style:font-size-complex="12pt"/>
    </style:style>
    <style:style style:name="T184" style:parent-style-name="DefaultParagraphFont" style:family="text">
      <style:text-properties fo:font-size="12pt" style:font-size-asian="12pt" style:font-size-complex="12pt"/>
    </style:style>
    <style:style style:name="P185" style:parent-style-name="Heading2" style:family="paragraph">
      <style:paragraph-properties fo:text-align="justify" fo:margin-top="0.1666in" fo:margin-bottom="0.1666in"/>
      <style:text-properties fo:font-size="12pt" style:font-size-asian="12pt" style:font-size-complex="12pt"/>
    </style:style>
    <style:style style:name="P186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187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188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189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190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191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192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193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194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195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196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197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198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199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00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01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02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03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04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05" style:parent-style-name="Normal" style:family="paragraph">
      <style:paragraph-properties fo:text-align="justify" fo:margin-bottom="0.1666in" fo:line-height="200%"/>
      <style:text-properties fo:font-size="12pt" style:font-size-asian="12pt" style:font-size-complex="12pt"/>
    </style:style>
    <style:style style:name="P206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07" style:parent-style-name="Normal" style:family="paragraph">
      <style:paragraph-properties fo:text-align="justify" fo:margin-top="0.1666in" fo:margin-bottom="0.1666in" fo:line-height="200%"/>
      <style:text-properties fo:font-size="12pt" style:font-size-asian="12pt" style:font-size-complex="12pt"/>
    </style:style>
    <style:style style:name="P208" style:parent-style-name="Normal" style:family="paragraph">
      <style:paragraph-properties fo:text-align="justify" fo:margin-top="0.1666in" fo:line-height="200%"/>
      <style:text-properties fo:font-size="12pt" style:font-size-asian="12pt" style:font-size-complex="12pt"/>
    </style:style>
    <style:style style:name="P209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10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11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12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13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14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15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16" style:parent-style-name="Normal" style:family="paragraph">
      <style:paragraph-properties fo:text-align="justify" fo:margin-bottom="0.1666in" fo:line-height="200%"/>
      <style:text-properties fo:font-size="12pt" style:font-size-asian="12pt" style:font-size-complex="12pt"/>
    </style:style>
    <style:style style:name="P217" style:parent-style-name="Normal" style:family="paragraph">
      <style:paragraph-properties fo:text-align="justify" fo:margin-top="0.1666in" fo:margin-bottom="0.1666in" fo:line-height="200%"/>
      <style:text-properties fo:font-size="12pt" style:font-size-asian="12pt" style:font-size-complex="12pt"/>
    </style:style>
    <style:style style:name="P218" style:parent-style-name="Normal" style:family="paragraph">
      <style:paragraph-properties fo:text-align="justify" fo:margin-top="0.1666in" fo:margin-bottom="0.1666in" fo:line-height="200%"/>
      <style:text-properties fo:font-size="12pt" style:font-size-asian="12pt" style:font-size-complex="12pt"/>
    </style:style>
    <style:style style:name="P219" style:parent-style-name="Normal" style:family="paragraph">
      <style:paragraph-properties fo:text-align="justify" fo:margin-top="0.1666in" fo:line-height="200%"/>
      <style:text-properties fo:font-size="12pt" style:font-size-asian="12pt" style:font-size-complex="12pt"/>
    </style:style>
    <style:style style:name="P220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21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22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23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24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25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26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27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28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29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30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31" style:parent-style-name="Normal" style:family="paragraph">
      <style:paragraph-properties fo:text-align="justify" fo:line-height="200%"/>
      <style:text-properties fo:font-size="12pt" style:font-size-asian="12pt" style:font-size-complex="12pt"/>
    </style:style>
    <style:style style:name="P232" style:parent-style-name="Normal" style:family="paragraph">
      <style:paragraph-properties fo:text-align="justify" fo:margin-bottom="0.1666in" fo:line-height="200%"/>
      <style:text-properties fo:font-size="12pt" style:font-size-asian="12pt" style:font-size-complex="12pt"/>
    </style:style>
    <style:style style:name="P233" style:parent-style-name="Normal" style:family="paragraph">
      <style:paragraph-properties fo:margin-top="0.1666in" fo:margin-bottom="0.1666in" fo:line-height="200%"/>
      <style:text-properties fo:font-size="12pt" style:font-size-asian="12pt" style:font-size-complex="12pt"/>
    </style:style>
    <style:style style:name="P234" style:parent-style-name="Normal" style:family="paragraph">
      <style:text-properties fo:font-size="12pt" style:font-size-asian="12pt" style:font-size-complex="12pt"/>
    </style:style>
    <style:style style:name="P235" style:parent-style-name="Normal" style:family="paragraph">
      <style:text-properties fo:font-size="12pt" style:font-size-asian="12pt" style:font-size-complex="12pt"/>
    </style:style>
    <style:style style:name="P236" style:parent-style-name="Normal" style:family="paragraph">
      <style:text-properties fo:font-size="12pt" style:font-size-asian="12pt" style:font-size-complex="12pt"/>
    </style:style>
    <style:style style:name="P237" style:parent-style-name="Normal" style:family="paragraph">
      <style:text-properties fo:font-size="12pt" style:font-size-asian="12pt" style:font-size-complex="12pt"/>
    </style:style>
    <style:style style:name="P238" style:parent-style-name="Normal" style:family="paragraph">
      <style:text-properties fo:font-size="12pt" style:font-size-asian="12pt" style:font-size-complex="12pt"/>
    </style:style>
    <style:style style:name="P239" style:parent-style-name="Normal" style:family="paragraph">
      <style:text-properties fo:font-size="12pt" style:font-size-asian="12pt" style:font-size-complex="12pt"/>
    </style:style>
    <style:style style:name="P240" style:parent-style-name="Normal" style:family="paragraph">
      <style:text-properties fo:font-size="12pt" style:font-size-asian="12pt" style:font-size-complex="12pt"/>
    </style:style>
    <style:style style:name="P241" style:parent-style-name="Normal" style:family="paragraph">
      <style:text-properties fo:font-size="12pt" style:font-size-asian="12pt" style:font-size-complex="12pt"/>
    </style:style>
    <style:style style:name="P242" style:parent-style-name="Normal" style:family="paragraph">
      <style:text-properties fo:font-size="12pt" style:font-size-asian="12pt" style:font-size-complex="12pt"/>
    </style:style>
    <style:style style:name="P243" style:parent-style-name="Normal" style:family="paragraph">
      <style:text-properties fo:font-size="12pt" style:font-size-asian="12pt" style:font-size-complex="12pt"/>
    </style:style>
    <style:style style:name="P244" style:parent-style-name="Normal" style:family="paragraph">
      <style:text-properties fo:font-size="12pt" style:font-size-asian="12pt" style:font-size-complex="12pt"/>
    </style:style>
    <style:style style:name="P245" style:parent-style-name="Normal" style:family="paragraph">
      <style:text-properties fo:font-size="12pt" style:font-size-asian="12pt" style:font-size-complex="12pt"/>
    </style:style>
    <style:style style:name="P246" style:parent-style-name="Normal" style:family="paragraph">
      <style:text-properties fo:font-size="12pt" style:font-size-asian="12pt" style:font-size-complex="12pt"/>
    </style:style>
    <style:style style:name="P247" style:parent-style-name="Normal" style:family="paragraph">
      <style:text-properties fo:font-size="12pt" style:font-size-asian="12pt" style:font-size-complex="12pt"/>
    </style:style>
    <style:style style:name="P248" style:parent-style-name="Normal" style:family="paragraph">
      <style:text-properties fo:font-size="12pt" style:font-size-asian="12pt" style:font-size-complex="12pt"/>
    </style:style>
    <style:style style:name="P249" style:parent-style-name="Normal" style:family="paragraph">
      <style:text-properties fo:font-size="12pt" style:font-size-asian="12pt" style:font-size-complex="12pt"/>
    </style:style>
    <style:style style:name="P250" style:parent-style-name="Normal" style:family="paragraph">
      <style:text-properties fo:font-size="12pt" style:font-size-asian="12pt" style:font-size-complex="12pt"/>
    </style:style>
    <style:style style:name="P251" style:parent-style-name="Normal" style:family="paragraph">
      <style:text-properties fo:font-size="12pt" style:font-size-asian="12pt" style:font-size-complex="12pt"/>
    </style:style>
    <style:style style:name="P252" style:parent-style-name="Normal" style:family="paragraph">
      <style:text-properties fo:font-size="12pt" style:font-size-asian="12pt" style:font-size-complex="12pt"/>
    </style:style>
    <style:style style:name="P253" style:parent-style-name="Normal" style:family="paragraph">
      <style:text-properties fo:font-size="12pt" style:font-size-asian="12pt" style:font-size-complex="12pt"/>
    </style:style>
    <style:style style:name="P254" style:parent-style-name="Heading2" style:family="paragraph">
      <style:paragraph-properties fo:margin-top="0.1388in" fo:margin-bottom="0in"/>
      <style:text-properties style:font-name="Trebuchet MS" style:font-name-asian="Trebuchet MS" style:font-name-complex="Trebuchet MS" fo:font-weight="bold" style:font-weight-asian="bold" fo:font-size="13pt" style:font-size-asian="13pt" style:font-size-complex="13pt"/>
    </style:style>
    <style:style style:name="P255" style:parent-style-name="Normal" style:family="paragraph">
      <style:paragraph-properties fo:text-align="justify" fo:text-indent="0.5in"/>
      <style:text-properties fo:font-size="12pt" style:font-size-asian="12pt" style:font-size-complex="12pt"/>
    </style:style>
    <style:style style:name="P256" style:parent-style-name="Normal" style:family="paragraph">
      <style:text-properties fo:font-size="12pt" style:font-size-asian="12pt" style:font-size-complex="12pt"/>
    </style:style>
    <style:style style:name="P25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58" style:parent-style-name="Normal" style:family="paragraph">
      <style:text-properties fo:font-size="12pt" style:font-size-asian="12pt" style:font-size-complex="12pt"/>
    </style:style>
    <style:style style:name="P259" style:parent-style-name="Normal" style:family="paragraph">
      <style:text-properties fo:font-size="12pt" style:font-size-asian="12pt" style:font-size-complex="12pt"/>
    </style:style>
    <style:style style:name="P260" style:parent-style-name="Normal" style:family="paragraph">
      <style:text-properties fo:font-size="12pt" style:font-size-asian="12pt" style:font-size-complex="12pt"/>
    </style:style>
    <style:style style:name="P261" style:parent-style-name="Normal" style:family="paragraph">
      <style:text-properties fo:font-size="12pt" style:font-size-asian="12pt" style:font-size-complex="12pt"/>
    </style:style>
    <style:style style:name="P262" style:parent-style-name="Normal" style:family="paragraph">
      <style:text-properties fo:font-size="12pt" style:font-size-asian="12pt" style:font-size-complex="12pt"/>
    </style:style>
    <style:style style:name="P263" style:parent-style-name="Normal" style:family="paragraph">
      <style:text-properties fo:font-size="12pt" style:font-size-asian="12pt" style:font-size-complex="12pt"/>
    </style:style>
    <style:style style:name="P264" style:parent-style-name="Normal" style:family="paragraph">
      <style:text-properties fo:font-size="12pt" style:font-size-asian="12pt" style:font-size-complex="12pt"/>
    </style:style>
    <style:style style:name="P265" style:parent-style-name="Normal" style:family="paragraph">
      <style:text-properties fo:font-size="12pt" style:font-size-asian="12pt" style:font-size-complex="12pt"/>
    </style:style>
    <style:style style:name="P266" style:parent-style-name="Normal" style:family="paragraph">
      <style:text-properties fo:font-size="12pt" style:font-size-asian="12pt" style:font-size-complex="12pt"/>
    </style:style>
    <style:style style:name="P267" style:parent-style-name="Normal" style:family="paragraph">
      <style:text-properties fo:font-size="12pt" style:font-size-asian="12pt" style:font-size-complex="12pt"/>
    </style:style>
    <style:style style:name="P268" style:parent-style-name="Normal" style:family="paragraph">
      <style:text-properties fo:font-size="12pt" style:font-size-asian="12pt" style:font-size-complex="12pt"/>
    </style:style>
    <style:style style:name="P269" style:parent-style-name="Normal" style:family="paragraph">
      <style:text-properties fo:font-size="12pt" style:font-size-asian="12pt" style:font-size-complex="12pt"/>
    </style:style>
    <style:style style:name="P270" style:parent-style-name="Normal" style:family="paragraph">
      <style:text-properties fo:font-size="12pt" style:font-size-asian="12pt" style:font-size-complex="12pt"/>
    </style:style>
    <style:style style:name="P271" style:parent-style-name="Normal" style:family="paragraph">
      <style:text-properties fo:font-size="12pt" style:font-size-asian="12pt" style:font-size-complex="12pt"/>
    </style:style>
    <style:style style:name="P272" style:parent-style-name="Normal" style:family="paragraph">
      <style:text-properties fo:font-size="12pt" style:font-size-asian="12pt" style:font-size-complex="12pt"/>
    </style:style>
    <style:style style:name="P273" style:parent-style-name="Normal" style:family="paragraph">
      <style:text-properties fo:font-size="12pt" style:font-size-asian="12pt" style:font-size-complex="12pt"/>
    </style:style>
    <style:style style:name="P274" style:parent-style-name="Normal" style:family="paragraph">
      <style:text-properties fo:font-size="12pt" style:font-size-asian="12pt" style:font-size-complex="12pt"/>
    </style:style>
    <style:style style:name="P275" style:parent-style-name="Normal" style:family="paragraph">
      <style:text-properties fo:font-size="12pt" style:font-size-asian="12pt" style:font-size-complex="12pt"/>
    </style:style>
    <style:style style:name="P276" style:parent-style-name="Normal" style:family="paragraph">
      <style:text-properties fo:font-size="12pt" style:font-size-asian="12pt" style:font-size-complex="12pt"/>
    </style:style>
    <style:style style:name="P277" style:parent-style-name="Normal" style:family="paragraph">
      <style:text-properties fo:font-size="12pt" style:font-size-asian="12pt" style:font-size-complex="12pt"/>
    </style:style>
    <style:style style:name="P278" style:parent-style-name="Normal" style:family="paragraph">
      <style:text-properties fo:font-size="12pt" style:font-size-asian="12pt" style:font-size-complex="12pt"/>
    </style:style>
    <style:style style:name="P279" style:parent-style-name="Normal" style:family="paragraph">
      <style:text-properties fo:font-size="12pt" style:font-size-asian="12pt" style:font-size-complex="12pt"/>
    </style:style>
    <style:style style:name="P280" style:parent-style-name="Normal" style:family="paragraph">
      <style:text-properties fo:font-size="12pt" style:font-size-asian="12pt" style:font-size-complex="12pt"/>
    </style:style>
    <style:style style:name="P281" style:parent-style-name="Normal" style:family="paragraph">
      <style:text-properties fo:font-size="12pt" style:font-size-asian="12pt" style:font-size-complex="12pt"/>
    </style:style>
    <style:style style:name="P282" style:parent-style-name="Normal" style:family="paragraph">
      <style:text-properties fo:font-size="12pt" style:font-size-asian="12pt" style:font-size-complex="12pt"/>
    </style:style>
    <style:style style:name="P283" style:parent-style-name="Normal" style:family="paragraph">
      <style:paragraph-properties fo:margin-top="0.1388in" fo:line-height="25%" fo:margin-left="0.5in" fo:text-indent="0.5in">
        <style:tab-stops/>
      </style:paragraph-properties>
    </style:style>
    <style:style style:name="T284" style:parent-style-name="DefaultParagraphFont" style:family="text">
      <style:text-properties fo:font-size="12pt" style:font-size-asian="12pt" style:font-size-complex="12pt"/>
    </style:style>
    <style:style style:name="T285" style:parent-style-name="DefaultParagraphFont" style:family="text">
      <style:text-properties style:font-name="Great Vibes" style:font-name-asian="Great Vibes" style:font-name-complex="Great Vibes" fo:font-size="14pt" style:font-size-asian="14pt" style:font-size-complex="14pt"/>
    </style:style>
    <style:style style:name="T286" style:parent-style-name="DefaultParagraphFont" style:family="text">
      <style:text-properties style:font-name="Great Vibes" style:font-name-asian="Great Vibes" style:font-name-complex="Great Vibes" fo:font-size="14pt" style:font-size-asian="14pt" style:font-size-complex="14pt"/>
    </style:style>
    <style:style style:name="T287" style:parent-style-name="DefaultParagraphFont" style:family="text">
      <style:text-properties fo:font-size="12pt" style:font-size-asian="12pt" style:font-size-complex="12pt"/>
    </style:style>
    <style:style style:name="T288" style:parent-style-name="DefaultParagraphFont" style:family="text">
      <style:text-properties fo:font-size="12pt" style:font-size-asian="12pt" style:font-size-complex="12pt"/>
    </style:style>
    <style:style style:name="T289" style:parent-style-name="DefaultParagraphFont" style:family="text">
      <style:text-properties fo:font-size="12pt" style:font-size-asian="12pt" style:font-size-complex="12pt"/>
    </style:style>
    <style:style style:name="T290" style:parent-style-name="DefaultParagraphFont" style:family="text">
      <style:text-properties fo:font-size="12pt" style:font-size-asian="12pt" style:font-size-complex="12pt"/>
    </style:style>
    <style:style style:name="T291" style:parent-style-name="DefaultParagraphFont" style:family="text">
      <style:text-properties style:font-name="Great Vibes" style:font-name-asian="Great Vibes" style:font-name-complex="Great Vibes" fo:font-size="14pt" style:font-size-asian="14pt" style:font-size-complex="14pt"/>
    </style:style>
    <style:style style:name="P292" style:parent-style-name="Normal" style:family="paragraph">
      <style:paragraph-properties fo:line-height="25%" fo:text-indent="0.5in"/>
      <style:text-properties fo:font-size="12pt" style:font-size-asian="12pt" style:font-size-complex="12pt"/>
    </style:style>
    <style:style style:name="P293" style:parent-style-name="Normal" style:family="paragraph">
      <style:paragraph-properties fo:margin-left="0.5in" fo:text-indent="0.5in">
        <style:tab-stops/>
      </style:paragraph-properties>
    </style:style>
    <style:style style:name="T294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295" style:parent-style-name="DefaultParagraphFont" style:family="text">
      <style:text-properties fo:font-style="italic" style:font-style-asian="italic"/>
    </style:style>
    <style:style style:name="T296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297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298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299" style:parent-style-name="DefaultParagraphFont" style:family="text">
      <style:text-properties fo:font-style="italic" style:font-style-asian="italic"/>
    </style:style>
  </office:automatic-styles>
  <office:body>
    <office:text text:use-soft-page-breaks="true">
      <text:p text:style-name="P1"><text:s text:c="6"/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Relatório de Requisitos</text:p>
      <text:p text:style-name="P13"/>
      <text:p text:style-name="P14"><text:bookmark-start text:name="_blvf0wguskyk"/><text:bookmark-end text:name="_blvf0wguskyk"/><text:soft-page-break/>LSD Solutions</text:p>
      <text:p text:style-name="P15"/>
      <text:p text:style-name="P16"><text:a xlink:href="mailto:andre.nogueira@unesp.br" office:target-frame-name="_top" xlink:show="replace"><text:span text:style-name="T17">André Luis Dias Nogueira</text:span></text:a></text:p>
      <text:p text:style-name="P18"><text:a xlink:href="mailto:eduardo.c.araujo@unesp.br" office:target-frame-name="_top" xlink:show="replace"><text:span text:style-name="T19">Eduardo Costa Araujo</text:span></text:a></text:p>
      <text:p text:style-name="P20"><text:a xlink:href="mailto:felipe.britto@unesp.br" office:target-frame-name="_top" xlink:show="replace"><text:span text:style-name="T21">Felipe Melchior de Britto</text:span></text:a></text:p>
      <text:p text:style-name="P22"><text:a xlink:href="mailto:gabriel.s.mario@unesp.br" office:target-frame-name="_top" xlink:show="replace"><text:span text:style-name="T23">Gabriel Soares Mário</text:span></text:a></text:p>
      <text:p text:style-name="P24"><text:a xlink:href="mailto:ibc.goncalves@unesp.br" office:target-frame-name="_top" xlink:show="replace"><text:span text:style-name="T25">Igor Benedito Costa Gonçalves</text:span></text:a></text:p>
      <text:p text:style-name="P26"><text:a xlink:href="mailto:rafael.daiki@unesp.br" office:target-frame-name="_top" xlink:show="replace"><text:span text:style-name="T27">Rafael Daiki Kaneko</text:span></text:a></text:p>
      <text:p text:style-name="P28"><text:a xlink:href="mailto:sergio.guerrato@unesp.br" office:target-frame-name="_top" xlink:show="replace"><text:span text:style-name="T29">Sergio Paulo Guerrato Alves</text:span></text:a></text:p>
      <text:p text:style-name="P30"><text:a xlink:href="mailto:vitor.rolisola@unesp.br" office:target-frame-name="_top" xlink:show="replace"><text:span text:style-name="T31">Vitor Marchini Rolisola</text:span></text:a></text:p>
      <text:p text:style-name="P32"/>
      <text:p text:style-name="P33"><text:bookmark-start text:name="_kizc3gml4qr3"/><text:bookmark-end text:name="_kizc3gml4qr3"/></text:p>
      <text:p text:style-name="P34"><text:bookmark-start text:name="_hker5k2u54rq"/><text:bookmark-end text:name="_hker5k2u54rq"/></text:p>
      <text:h text:style-name="P35" text:outline-level="2"><text:bookmark-start text:name="_6bn4zsaqh1gc"/><text:bookmark-end text:name="_6bn4zsaqh1gc"/></text:h>
      <text:h text:style-name="P36" text:outline-level="2"><text:bookmark-start text:name="_ajgm74jltvjb"/><text:bookmark-end text:name="_ajgm74jltvjb"/></text:h>
      <text:h text:style-name="P37" text:outline-level="2"><text:bookmark-start text:name="_pzuxrspjktx"/><text:bookmark-end text:name="_pzuxrspjktx"/></text:h>
      <text:h text:style-name="P38" text:outline-level="2"><text:bookmark-start text:name="_h76a6ectjp3p"/><text:bookmark-end text:name="_h76a6ectjp3p"/></text:h>
      <text:h text:style-name="P39" text:outline-level="2"><text:bookmark-start text:name="_u50nor9nrzf8"/><text:bookmark-end text:name="_u50nor9nrzf8"/></text:h>
      <text:h text:style-name="P40" text:outline-level="2"><text:bookmark-start text:name="_sqwsdqw5enc"/><text:bookmark-end text:name="_sqwsdqw5enc"/></text:h>
      <text:h text:style-name="P41" text:outline-level="2"><text:bookmark-start text:name="_7gq86prj6qae"/><text:bookmark-end text:name="_7gq86prj6qae"/>Introdução</text:h>
      <text:p text:style-name="P42"/>
      <text:p text:style-name="P43">Este relatório descreve os requisitos para o desenvolvimento de uma solução Java com suporte ao banco de dados Oracle, cujo objetivo é diminuir o custo temporal das entregas de refeições <text:s/>da empresa “Marmitech”, além de armazenar alguns dados pertinentes sobre os entregadores associados à empresa. A solução inclui o uso da API do Google Maps e o desenvolvimento do frontend da aplicação mobile para os sistemas operacionais Android e iOS utilizando o framework Flutter. A seguir, apresentamos os requisitos detalhados.</text:p>
      <text:h text:style-name="P44" text:outline-level="2"><text:bookmark-start text:name="_8vdbutqj2b2r"/><text:bookmark-end text:name="_8vdbutqj2b2r"/>Requisitos Funcionais</text:h>
      <text:p text:style-name="P45"/>
      <text:h text:style-name="P46" text:outline-level="3"><text:bookmark-start text:name="_g236xilzlj"/><text:bookmark-end text:name="_g236xilzlj"/>1. Integração com a API do Google Maps</text:h>
      <text:p text:style-name="P47"/>
      <text:p text:style-name="P48">A solução deve incorporar a API do Google Maps para permitir a visualização de informações geográficas relacionadas aos pedidos. Os seguintes requisitos estão associados a esta funcionalidade:</text:p>
      <text:p text:style-name="P49"/>
      <text:p text:style-name="P50">- RF001. A aplicação deve permitir a exibição de mapas interativos que exibam a localização de pedidos específicos, monitorados por GPS (Geolocalização).</text:p>
      <text:p text:style-name="P51"/>
      <text:p text:style-name="P52">- RF002. Os mapas devem oferecer funcionalidades como zoom, rotação e pesquisa de endereços.</text:p>
      <text:p text:style-name="P53"/>
      <text:p text:style-name="P54">- RF003. A aplicação deve permitir a incorporação de marcadores personalizados para destacar informações relevantes nos mapas.</text:p>
      <text:h text:style-name="P55" text:outline-level="2"><text:bookmark-start text:name="_413zjagnr2xt"/><text:bookmark-end text:name="_413zjagnr2xt"/></text:h>
      <text:h text:style-name="P56" text:outline-level="3"><text:bookmark-start text:name="_fs5urbug2g4"/><text:bookmark-end text:name="_fs5urbug2g4"/>2. Cadastro de Usuário</text:h>
      <text:p text:style-name="P57"/>
      <text:p text:style-name="P58">A solução deve permitir a criação de dois tipos de usuários diferentes que integram acessibilidades específicas. Os seguintes requisitos estão associados a essa funcionalidade:</text:p>
      <text:p text:style-name="P59"/>
      <text:p text:style-name="P60">- RF004. A aplicação deve permitir a criação de dois tipos de usuários: Entregador e Administrador.<text:s/></text:p>
      <text:list text:style-name="LFO4" text:continue-numbering="true">
        <text:list-item>
          <text:p text:style-name="P61">RF004.1. O usuário de tipo Administrador terá maior prioridade de acesso às informações do sistema que o de tipo Entregador.</text:p>
          <text:list text:continue-numbering="true">
            <text:list-item>
              <text:p text:style-name="P62">RF004.1.1. O usuário administrador poderá acompanhar a geolocalização do entregador em tempo real através do sistema.</text:p>
            </text:list-item>
            <text:list-item>
              <text:p text:style-name="P63">RF004.1.2. O<text:s/>usuário administrador poderá verificar se os pedidos foram entregues e por qual entregador foi feita a entrega através do sistema.</text:p>
            </text:list-item>
            <text:list-item>
              <text:p text:style-name="P64">RF004.1.3 O usuário administrador terá acesso às informações dos clientes, informações que o entregador não terá (o entregador terá apenas o nome, o pedido, o total do pedido e o endereço)</text:p>
            </text:list-item>
          </text:list>
        </text:list-item>
      </text:list>
      <text:p text:style-name="P65"/>
      <text:p text:style-name="P66">- RF005. O usuário do tipo Administrador deve ser capaz de gerenciar o usuário do tipo Entregador.</text:p>
      <text:list text:style-name="LFO4" text:continue-numbering="true">
        <text:list-item>
          <text:p text:style-name="P67">RF005.1. O usuário administrador poderá criar, editar e excluir usuários do tipo Entregador</text:p>
        </text:list-item>
      </text:list>
      <text:p text:style-name="P68"/>
      <text:p text:style-name="P69">- RF006. O usuário do tipo Administrador deve ser capaz de editar e incorporar marcadores personalizados na aplicação do mapa para melhor indicar os endereços dos pedidos (ex: incorporar ícones numerando a ordem de entrega dos endereços).</text:p>
      <text:p text:style-name="P70"/>
      <text:h text:style-name="P71" text:outline-level="3"><text:bookmark-start text:name="_3gggk8m84508"/><text:bookmark-end text:name="_3gggk8m84508"/><text:span text:style-name="T72">3. Informações<text:s/></text:span><text:span text:style-name="T73">da Ficha de Pedidos</text:span></text:h>
      <text:p text:style-name="P74">- RF007. A solução deve permitir a coleta da ficha de pedidos gerada atualmente pela empresa.</text:p>
      <text:p text:style-name="P75"/>
      <text:p text:style-name="P76">- RF008. A solução deve ser capaz de integrar dados da ficha de pedidos com o serviço de geolocalização.</text:p>
      <text:p text:style-name="P77"/>
      <text:h text:style-name="P78" text:outline-level="3"><text:bookmark-start text:name="_lr67rqlp9o7r"/><text:bookmark-end text:name="_lr67rqlp9o7r"/>4. Recolhimento e Entrega de Refeições</text:h>
      <text:p text:style-name="P79"/>
      <text:p text:style-name="P80">A solução permitirá a organização das refeições em relação ao recolhimento e a entrega feita pelos entregadores:</text:p>
      <text:p text:style-name="P81"/>
      <text:p text:style-name="P82">- RF009. A aplicação deve ser capaz de conter uma fila de entregadores para a disponibilização organizada e sequencial de refeições.</text:p>
      <text:list text:style-name="LFO7" text:continue-numbering="true">
        <text:list-item>
          <text:p text:style-name="P83">RF009.1. A fila será organizada por ordem de chegada. Isto é, por ordem dos funcionários entregadores que informarem ao aplicativo que estão no aguardo da disponibilidade de novas entregas.</text:p>
        </text:list-item>
        <text:list-item>
          <text:p text:style-name="P84">RF009.2 A sequência de pedidos é determinada pela ordem de que saem da<text:s/>cozinha e ficam livres para entrega.</text:p>
        </text:list-item>
      </text:list>
      <text:p text:style-name="P85"/>
      <text:p text:style-name="P86">- RF010. Após o entregador coletar os pedidos, deve ser possível que ele notifique que recolheu as refeições através de um botão na aplicação disponível no seu dispositivo móvel.<text:s/></text:p>
      <text:list text:style-name="LFO9" text:continue-numbering="true">
        <text:list-item>
          <text:p text:style-name="P87">RF010.1 As refeições recolhidas serão disponibilizadas por ordem de pedido realizado a fim de não prejudicar demasiadamente o tempo de entrega dos clientes distantes do ponto de origem.<text:s/></text:p>
        </text:list-item>
      </text:list>
      <text:p text:style-name="P88"/>
      <text:p text:style-name="P89"/>
      <text:p text:style-name="P90">-RF011. Após o entregador notificar a coleta dos pedidos, a aplicação deve gerar de forma automatizada a rota do entregador, através do serviço de geolocalização.</text:p>
      <text:p text:style-name="P91"/>
      <text:p text:style-name="P92">- RF012. A aplicação irá utilizar os dados não sensíveis (endereço, nome e número do pedido) da ficha de pedidos para informar ao entregador: o necessário para<text:s/>otimizar o tempo de entrega, a verificação de identidade do cliente e a confirmação/realização do pagamento do pedido.</text:p>
      <text:p text:style-name="P93"/>
      <text:p text:style-name="P94">- RF013. A aplicação deve permitir que o usuário entregador registre o fato de que está aguardando pela liberação das refeições por parte da cozinha.</text:p>
      <text:list text:style-name="LFO3" text:continue-numbering="true">
        <text:list-item>
          <text:p text:style-name="P95">RF013.1. Essa funcionalidade deve estar disponível somente quando o serviço de geolocalização identificar que o mesmo se encontra nas proximidades da cozinha “Marmitech”.<text:s/></text:p>
        </text:list-item>
        <text:list-item>
          <text:p text:style-name="P96">RF013.2. Caso a empresa “Marmitech” venha a possuir em seu nome outros locais físicos, esses não devem ser considerados para a disponibilização da funcionalidade. A exemplo, uma sede financeira em um bloco comercial.</text:p>
        </text:list-item>
      </text:list>
      <text:p text:style-name="P97"/>
      <text:p text:style-name="P98">- RF014. A aplicação deve possuir uma funcionalidade para que o usuário entregador registre o fato de que realizou uma entrega.</text:p>
      <text:list text:style-name="LFO1" text:continue-numbering="true">
        <text:list-item>
          <text:p text:style-name="P99">RF014.1. A funcionalidade em questão será um botão na interface frontend.</text:p>
        </text:list-item>
        <text:list-item>
          <text:p text:style-name="P100">RF014.2. O botão em questão só estará disponível caso<text:s/>o entregador esteja próximo do local de entrega.</text:p>
        </text:list-item>
        <text:list-item>
          <text:p text:style-name="P101">RF014.3. Caso o entregador cometa fraude durante a entrega, ou seja, não disponibilize a refeição ao cliente, é de responsabilidade da empresa “Marmitech” tomar as devidas providências perante o caso.</text:p>
        </text:list-item>
      </text:list>
      <text:p text:style-name="P102"/>
      <text:p text:style-name="P103"/>
      <text:p text:style-name="P104"/>
      <text:h text:style-name="P105" text:outline-level="2"><text:bookmark-start text:name="_kkfnxcklj3ys"/><text:bookmark-end text:name="_kkfnxcklj3ys"/></text:h>
      <text:h text:style-name="P106" text:outline-level="2"><text:bookmark-start text:name="_n59lwax6jal8"/><text:bookmark-end text:name="_n59lwax6jal8"/>Requisitos Não Funcionais</text:h>
      <text:p text:style-name="P107"/>
      <text:h text:style-name="P108" text:outline-level="3"><text:bookmark-start text:name="_511280ridifs"/><text:bookmark-end text:name="_511280ridifs"/>1. Desempenho</text:h>
      <text:p text:style-name="P109"/>
      <text:p text:style-name="P110">- RNF001. A aplicação deve ser responsiva e apresentar tempos de resposta aceitáveis, mesmo quando lidando com grandes volumes de dados.</text:p>
      <text:p text:style-name="P111"/>
      <text:p text:style-name="P112">- RNF002. A aplicação mobile deve ser desenvolvida utilizando o framework Flutter.</text:p>
      <text:p text:style-name="P113"/>
      <text:h text:style-name="P114" text:outline-level="3"><text:bookmark-start text:name="_hdgtchr0za7l"/><text:bookmark-end text:name="_hdgtchr0za7l"/>2. Segurança</text:h>
      <text:p text:style-name="P115"/>
      <text:p text:style-name="P116">- RNF003. Deve ser implementada uma camada de segurança para proteger o acesso às informações sensíveis do banco de dados.</text:p>
      <text:p text:style-name="P117"/>
      <text:h text:style-name="P118" text:outline-level="3"><text:bookmark-start text:name="_stg5c81i85t3"/><text:bookmark-end text:name="_stg5c81i85t3"/>3. Usabilidade</text:h>
      <text:p text:style-name="P119"/>
      <text:p text:style-name="P120">- RNF004. A interface do usuário deve ser intuitiva e de fácil utilização, visando uma experiência do usuário agradável. Levando em conta as técnicas mais reconhecidas do meio UX/UI, para uma experiência mais intuitiva e de rápida navegação para o usuário.</text:p>
      <text:p text:style-name="P121"/>
      <text:h text:style-name="P122" text:outline-level="3"><text:bookmark-start text:name="_8szt696z0db"/><text:bookmark-end text:name="_8szt696z0db"/>4. Desenvolvimento do Frontend Mobile com Flutter</text:h>
      <text:p text:style-name="P123"/>
      <text:p text:style-name="P124">A solução deve incluir o desenvolvimento do frontend da aplicação mobile para os sistemas operacionais Android e iOS usando o framework Flutter. Os seguintes requisitos estão associados a essa funcionalidade:</text:p>
      <text:p text:style-name="P125"/>
      <text:p text:style-name="P126">- RNF005. A<text:s/>aplicação mobile deve ser compatível com os sistemas operacionais Android e iOS.</text:p>
      <text:p text:style-name="P127"/>
      <text:p text:style-name="P128">- RNF006. A aplicação deve permitir o acesso às funcionalidades de visualização de mapa para o usuário entregador.</text:p>
      <text:p text:style-name="P129"/>
      <text:p text:style-name="P130">- RNF007. A aplicação deve ser capaz de definir e redefinir a rota mais otimizada para a entrega.</text:p>
      <text:p text:style-name="P131"/>
      <text:p text:style-name="P132"/>
      <text:h text:style-name="P133" text:outline-level="3"><text:bookmark-start text:name="_bk9zl5776khc"/><text:bookmark-end text:name="_bk9zl5776khc"/>5. Acesso ao Banco de Dados da Empresa “Marmitech”</text:h>
      <text:p text:style-name="P134"/>
      <text:p text:style-name="P135">A aplicação em questão deve estabelecer uma conexão eficaz e segura com o banco de dados Oracle pertencente à empresa "Marmitech". Essa conexão será fundamental<text:s/>para recuperar informações cruciais sobre os entregadores que estão associados à empresa e as informações relacionadas às fichas de pedidos. Para atingir esse objetivo, a aplicação deve atender aos seguintes critérios e especificações:</text:p>
      <text:p text:style-name="P136"/>
      <text:p text:style-name="P137">- RNF008. Conexão com Banco de Dados: A aplicação deve ser capaz de estabelecer uma conexão direta e confiável com o banco de dados Oracle da "Marmitech". Isso requer a configuração adequada dos parâmetros de conexão, como URL, credenciais de acesso, porta, entre<text:s/>outros, para garantir que a comunicação com o banco de dados seja estabelecida com sucesso.</text:p>
      <text:p text:style-name="P138"/>
      <text:p text:style-name="P139">- RNF009. Recuperação de Dados: Uma vez conectada ao banco de dados Oracle, a aplicação deve ser capaz de recuperar informações detalhadas sobre os entregadores associados à empresa. Isso pode incluir dados como nomes, números de identificação, histórico de entregas, status de disponibilidade, entre outros dados relevantes.</text:p>
      <text:p text:style-name="P140"/>
      <text:p text:style-name="P141">- RNF010. Deve ser possível realizar consultas, inserções, atualizações e exclusões de registros no banco de dados.</text:p>
      <text:p text:style-name="P142"/>
      <text:p text:style-name="P143">- RNF011. A aplicação deve poder acessar a localização do entregador através do aparelho móvel do mesmo.</text:p>
      <text:p text:style-name="P144"/>
      <text:p text:style-name="P145"/>
      <text:h text:style-name="P146" text:outline-level="3"><text:bookmark-start text:name="_5ilqpv3aosg4"/><text:bookmark-end text:name="_5ilqpv3aosg4"/>6. Compatibilidade com a Versão Java da Empresa “Marmitech”</text:h>
      <text:p text:style-name="P147"/>
      <text:p text:style-name="P148">A solução deve ser desenvolvida em uma versão específica do Java compatível com o sistema da empresa. Os seguintes requisitos estão associados a essa funcionalidade:</text:p>
      <text:p text:style-name="P149"/>
      <text:p text:style-name="P150">- RNF012. A aplicação deve ser desenvolvida utilizando a versão específica do Java 17 (JDK 17), o qual é utilizada pelo sistema da empresa “Marmitech”.</text:p>
      <text:p text:style-name="P151"/>
      <text:p text:style-name="P152"/>
      <text:p text:style-name="P153"/>
      <text:p text:style-name="P154"/>
      <text:p text:style-name="P155"/>
      <text:h text:style-name="P156" text:outline-level="1"><text:bookmark-start text:name="_2iyz41y2bbc6"/><text:bookmark-end text:name="_2iyz41y2bbc6"/><text:span text:style-name="T157">Requisitos de Domínio</text:span></text:h>
      <text:h text:style-name="P158" text:outline-level="2">- <text:s/>RD001. Para oferecer uma experiência de mapa completa e funcional, a aplicação deve incorporar recursos padrões de mapas digitais. Estes recursos são essenciais para permitir aos usuários interagir de forma eficaz com o mapa e<text:s/>obter informações relevantes sobre rotas e locais. Abaixo, estão detalhadas as especificações desses recursos:</text:h>
      <text:list text:style-name="LFO5" text:continue-numbering="true">
        <text:list-item>
          <text:p text:style-name="P159"><text:span text:style-name="T160">- <text:s/>RD001.1. <text:s/>Zoom In e Zoom Out:</text:span></text:p>
        </text:list-item>
      </text:list>
      <text:list text:style-name="LFO5" text:continue-numbering="true">
        <text:list-item>
          <text:list>
            <text:list-item>
              <text:p text:style-name="P161"><text:span text:style-name="T162">A aplicação deve oferecer a funcionalidade de zoom in (aproximar) e zoom out (afastar) no mapa.</text:span></text:p>
            </text:list-item>
          </text:list>
        </text:list-item>
      </text:list>
      <text:list text:style-name="LFO5" text:continue-numbering="true">
        <text:list-item>
          <text:list>
            <text:list-item>
              <text:p text:style-name="P163"><text:span text:style-name="T164">Os usuários devem poder aumentar ou diminuir o nível de detalhe do mapa de acordo com suas necessidades.</text:span></text:p>
            </text:list-item>
          </text:list>
        </text:list-item>
      </text:list>
      <text:list text:style-name="LFO5" text:continue-numbering="true">
        <text:list-item>
          <text:p text:style-name="P165"><text:span text:style-name="T166">- <text:s/>RD001.2. Rotação do Mapa:</text:span></text:p>
        </text:list-item>
      </text:list>
      <text:list text:style-name="LFO5" text:continue-numbering="true">
        <text:list-item>
          <text:list>
            <text:list-item>
              <text:p text:style-name="P167"><text:span text:style-name="T168">A aplicação deve permitir a rotação do mapa para facilitar a visualização de diferentes ângulos.</text:span></text:p>
            </text:list-item>
          </text:list>
        </text:list-item>
      </text:list>
      <text:list text:style-name="LFO5" text:continue-numbering="true">
        <text:list-item>
          <text:list>
            <text:list-item>
              <text:p text:style-name="P169"><text:span text:style-name="T170">A rotação do mapa deve ser suave e responsiva aos gestos do usuário.</text:span></text:p>
            </text:list-item>
          </text:list>
        </text:list-item>
      </text:list>
      <text:list text:style-name="LFO5" text:continue-numbering="true">
        <text:list-item>
          <text:p text:style-name="P171"><text:span text:style-name="T172">- <text:s/>RD001.3. Pesquisa de Endereços:</text:span></text:p>
        </text:list-item>
      </text:list>
      <text:list text:style-name="LFO5" text:continue-numbering="true">
        <text:list-item>
          <text:list>
            <text:list-item>
              <text:p text:style-name="P173"><text:span text:style-name="T174">A aplicação deve oferecer uma função de pesquisa de endereços, que permita aos usuários encontrar locais específicos no mapa.</text:span></text:p>
            </text:list-item>
          </text:list>
        </text:list-item>
      </text:list>
      <text:list text:style-name="LFO5" text:continue-numbering="true">
        <text:list-item>
          <text:list>
            <text:list-item>
              <text:p text:style-name="P175"><text:span text:style-name="T176">Os resultados da pesquisa<text:s/></text:span><text:span text:style-name="T177">devem ser precisos e exibir os endereços correspondentes no mapa.</text:span></text:p>
            </text:list-item>
          </text:list>
        </text:list-item>
      </text:list>
      <text:list text:style-name="LFO5" text:continue-numbering="true">
        <text:list-item>
          <text:p text:style-name="P178"><text:span text:style-name="T179">- <text:s/>RD001.4. Visualização de Rotas:<text:s/></text:span></text:p>
        </text:list-item>
      </text:list>
      <text:list text:style-name="LFO5" text:continue-numbering="true">
        <text:list-item>
          <text:list>
            <text:list-item>
              <text:p text:style-name="P180"><text:bookmark-start text:name="_o79oy0qfmc7e"/><text:bookmark-end text:name="_o79oy0qfmc7e"/><text:span text:style-name="T181">Quando os usuários inserirem pontos de partida e de destino, a aplicação deve calcular e exibir rotas no mapa.</text:span></text:p>
            </text:list-item>
          </text:list>
        </text:list-item>
      </text:list>
      <text:list text:style-name="LFO5" text:continue-numbering="true">
        <text:list-item>
          <text:list>
            <text:list-item>
              <text:p text:style-name="P182"><text:bookmark-start text:name="_xbnhp8tglphm"/><text:bookmark-end text:name="_xbnhp8tglphm"/><text:span text:style-name="T183">A rota deve ser representada de forma clara</text:span><text:span text:style-name="T184">, com informações relevantes, como distância e tempo estimado de viagem.</text:span></text:p>
            </text:list-item>
          </text:list>
        </text:list-item>
      </text:list>
      <text:h text:style-name="P185" text:outline-level="2"><text:bookmark-start text:name="_exidregiabm4"/><text:bookmark-end text:name="_exidregiabm4"/></text:h>
      <text:p text:style-name="P186"/>
      <text:p text:style-name="P187">- RD002. No processo de entrega de marmitas, a empresa adota uma abordagem de agrupamento, onde um conjunto de 10 marmitas é formado antes de serem atribuídas a um entregador. É importante entender os detalhes dessa operação para garantir uma implementação eficaz no sistema. Abaixo, estão as especificações desse requisito de domínio expandido:</text:p>
      <text:list text:style-name="LFO2" text:continue-numbering="true">
        <text:list-item>
          <text:p text:style-name="P188">- RD002.1. <text:s/>Agrupamento de Marmitas:</text:p>
          <text:list text:continue-numbering="true">
            <text:list-item>
              <text:p text:style-name="P189">A aplicação deve ser capaz de rastrear e gerenciar o processo de agrupamento de marmitas.</text:p>
            </text:list-item>
            <text:list-item>
              <text:p text:style-name="P190">O sistema deve permitir que as marmitas sejam acumuladas em grupos de 10 unidades, independentemente de serem do mesmo cliente ou de clientes variados.</text:p>
            </text:list-item>
          </text:list>
        </text:list-item>
        <text:list-item>
          <text:p text:style-name="P191">- RD002.2. Lógica de Formação de Grupos:</text:p>
          <text:list text:continue-numbering="true">
            <text:list-item>
              <text:p text:style-name="P192">A lógica para formar um grupo de 10 marmitas deve ser clara e definida.</text:p>
            </text:list-item>
            <text:list-item>
              <text:p text:style-name="P193">Os critérios para determinar quando uma marmita deve ser adicionada a um grupo em formação devem ser documentados e implementados.</text:p>
            </text:list-item>
          </text:list>
        </text:list-item>
        <text:list-item>
          <text:p text:style-name="P194">- RD002.3. Atribuição a Entregadores:</text:p>
          <text:list text:continue-numbering="true">
            <text:list-item>
              <text:p text:style-name="P195">Quando um grupo de 10 marmitas é formado, o sistema deve atribuir automaticamente esse grupo a um entregador disponível.</text:p>
            </text:list-item>
            <text:list-item>
              <text:p text:style-name="P196">A atribuição de entregas será feita a partir da ordem de pedido.</text:p>
            </text:list-item>
          </text:list>
        </text:list-item>
        <text:list-item>
          <text:p text:style-name="P197">- RD002.4. Rastreamento de Entregas Pendentes:</text:p>
          <text:list text:continue-numbering="true">
            <text:list-item>
              <text:p text:style-name="P198">O sistema deve rastrear<text:s/>as entregas pendentes, indicando quantas marmitas estão disponíveis em cada grupo.</text:p>
            </text:list-item>
            <text:list-item>
              <text:p text:style-name="P199">Isso permite que os gestores de entrega monitorem a situação em tempo real e tomem decisões informadas.</text:p>
            </text:list-item>
          </text:list>
        </text:list-item>
        <text:list-item>
          <text:p text:style-name="P200">- RD002.5. Flexibilidade de Grupo:</text:p>
          <text:list text:continue-numbering="true">
            <text:list-item>
              <text:p text:style-name="P201">A aplicação deve permitir a flexibilidade para que grupos de marmitas possam ser adicionados ou removidos conforme necessário.</text:p>
            </text:list-item>
            <text:list-item>
              <text:p text:style-name="P202">Por exemplo, se um grupo já possui 8 marmitas e um novo pedido é recebido, esse pedido pode ser adicionado ao grupo existente.</text:p>
            </text:list-item>
          </text:list>
        </text:list-item>
        <text:list-item>
          <text:p text:style-name="P203">- RD002.6. Notificações e Alertas:</text:p>
          <text:list text:continue-numbering="true">
            <text:list-item>
              <text:p text:style-name="P204">A equipe de entregadores deve receber notificações ou alertas assim que um grupo de 10 marmitas estiver pronto para entrega.</text:p>
            </text:list-item>
            <text:list-item>
              <text:p text:style-name="P205">Isso ajuda a garantir que os entregadores possam reagir prontamente e coletar os pedidos para entrega.</text:p>
            </text:list-item>
          </text:list>
        </text:list-item>
      </text:list>
      <text:p text:style-name="P206"/>
      <text:p text:style-name="P207">- RD003. Para garantir a eficiência nas entregas, é importante que cada entregador saia da unidade com exatamente dez marmitas em seu bag, independentemente do endereço dos clientes associados a cada marmita. Isso implica em um processo de organização e distribuição rigoroso. A seguir, estão detalhadas as especificações desse requisito de domínio expandido:</text:p>
      <text:list text:style-name="LFO6" text:continue-numbering="true">
        <text:list-item>
          <text:p text:style-name="P208">- RD003.1. Restrição de 10 Marmitas por Entregador:</text:p>
          <text:list text:continue-numbering="true">
            <text:list-item>
              <text:p text:style-name="P209">Cada entregador só pode sair da unidade de entrega com exatamente 10 marmitas em seu bag.</text:p>
            </text:list-item>
            <text:list-item>
              <text:p text:style-name="P210">O sistema deve aplicar essa restrição<text:s/>de forma estrita, impedindo que um entregador saia com menos ou mais marmitas do que o limite especificado.</text:p>
            </text:list-item>
          </text:list>
        </text:list-item>
        <text:list-item>
          <text:p text:style-name="P211">- RD003.2. Seleção de Marmitas para Entrega:</text:p>
          <text:list text:continue-numbering="true">
            <text:list-item>
              <text:p text:style-name="P212">O sistema deve selecionar automaticamente as 10 marmitas que serão atribuídas a cada entregador.</text:p>
            </text:list-item>
            <text:list-item>
              <text:p text:style-name="P213">Isso será feito com base em critérios predefinidos, como a ordem de chegada dos pedidos.</text:p>
            </text:list-item>
          </text:list>
        </text:list-item>
        <text:list-item>
          <text:p text:style-name="P214">- RD003.3. Rastreamento das Marmitas no Bag:</text:p>
          <text:list text:continue-numbering="true">
            <text:list-item>
              <text:p text:style-name="P215">O sistema deve rastrear o número de marmitas no bag de cada entregador em tempo real.</text:p>
            </text:list-item>
            <text:list-item>
              <text:p text:style-name="P216">Isso permite que a equipe de logística e os gestores de entregas saibam quantas marmitas cada entregador está carregando a qualquer momento.</text:p>
            </text:list-item>
          </text:list>
        </text:list-item>
      </text:list>
      <text:p text:style-name="P217">- RD004. Informações da ficha de pedidos</text:p>
      <text:p text:style-name="P218"><text:tab/>Para otimizar o processo de entrega e garantir que todas as informações necessárias estejam disponíveis, é importante definir e especificar quais dados serão registrados em cada pedido. Além dos requisitos anteriores, os detalhes do pedido podem incluir:</text:p>
      <text:list text:style-name="LFO8" text:continue-numbering="true">
        <text:list-item>
          <text:p text:style-name="P219">- RD004.1. Horário do Pedido:</text:p>
          <text:list text:continue-numbering="true">
            <text:list-item>
              <text:p text:style-name="P220">Cada pedido deve registrar o horário exato em que foi realizado. Isso ajuda a acompanhar o fluxo de pedidos e a estimar o tempo de entrega.</text:p>
            </text:list-item>
          </text:list>
        </text:list-item>
        <text:list-item>
          <text:p text:style-name="P221">- RD004.2. Nome do Cliente:</text:p>
          <text:list text:continue-numbering="true">
            <text:list-item>
              <text:p text:style-name="P222">O nome do cliente é fundamental para identificar e confirmar o destinatário do pedido no momento da entrega.</text:p>
            </text:list-item>
          </text:list>
        </text:list-item>
        <text:list-item>
          <text:p text:style-name="P223">- RD004.3. Endereço de Entrega:</text:p>
          <text:list text:continue-numbering="true">
            <text:list-item>
              <text:p text:style-name="P224">Além do endereço em si, informações detalhadas, como ponto de referência ou instruções específicas de entrega, podem ser registradas para facilitar a localização do cliente.</text:p>
            </text:list-item>
          </text:list>
        </text:list-item>
        <text:list-item>
          <text:p text:style-name="P225">- RD004.4. Status de Pagamento:</text:p>
          <text:list text:continue-numbering="true">
            <text:list-item>
              <text:p text:style-name="P226">Deve ser registrado se o pagamento foi efetuado ou se o valor ainda está pendente.</text:p>
            </text:list-item>
          </text:list>
        </text:list-item>
        <text:list-item>
          <text:p text:style-name="P227">- RD004.5. Método de Pagamento (se não foi pago):</text:p>
          <text:list text:continue-numbering="true">
            <text:list-item>
              <text:p text:style-name="P228">Quando o pagamento ainda não foi realizado, o método escolhido pelo cliente (dinheiro, pix, cartões, etc.) deve ser registrado para orientar o entregador sobre as expectativas de pagamento.</text:p>
            </text:list-item>
          </text:list>
        </text:list-item>
        <text:list-item>
          <text:p text:style-name="P229">- RD004.6. Valor do Troco (se necessário):</text:p>
          <text:list text:continue-numbering="true">
            <text:list-item>
              <text:p text:style-name="P230">Se o cliente escolheu pagamento em dinheiro e espera troco, o valor do troco necessário deve ser registrado para facilitar o cálculo e a prestação<text:s/>de contas durante a entrega.</text:p>
            </text:list-item>
          </text:list>
        </text:list-item>
        <text:list-item>
          <text:p text:style-name="P231">- RD004.7. Confirmação de Entrega:</text:p>
          <text:list text:continue-numbering="true">
            <text:list-item>
              <text:p text:style-name="P232">Para comprovar a entrega bem-sucedida, é utilizado um botão no aplicativo que pode ser acionado pelo entregador.</text:p>
            </text:list-item>
          </text:list>
        </text:list-item>
      </text:list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h text:style-name="P254" text:outline-level="2"><text:bookmark-start text:name="_92me037sxnf3"/><text:bookmark-end text:name="_92me037sxnf3"/>Considerações Finais</text:h>
      <text:p text:style-name="P255">Esse relatório descreve os requisitos funcionais e não funcionais para o desenvolvimento de uma solução Java com suporte ao banco de dados Oracle, integração com a API do Google Maps e desenvolvimento de um aplicativo mobile com Flutter. O cumprimento desses requisitos garantirá a entrega de uma solução capaz e eficiente que atenderá os objetivos da empresa de otimizar as entregas de refeições e o tempo de entrega das mesmas.</text:p>
      <text:p text:style-name="P256"/>
      <text:p text:style-name="P257">Os próximos passos incluem a elaboração de uma documentação técnica detalhada, a definição da arquitetura da solução e a criação de um plano de desenvolvimento que aborde todos os requisitos identificados neste relatório.</text:p>
      <text:p text:style-name="P258"><text:tab/><text:tab/></text:p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><text:s/></text:p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><text:span text:style-name="T284"><text:tab/><text:s/></text:span><text:span text:style-name="T285">Marm</text:span><text:span text:style-name="T286">itech</text:span><text:span text:style-name="T287"><text:tab/></text:span><text:span text:style-name="T288"><text:tab/></text:span><text:span text:style-name="T289"><text:tab/></text:span><text:span text:style-name="T290"><text:tab/><text:s text:c="6"/></text:span><text:span text:style-name="T291">LSD Solutions</text:span></text:p>
      <text:p text:style-name="P292"><text:s text:c="4"/>_________________________<text:tab/><text:s text:c="4"/>__________________________</text:p>
      <text:p text:style-name="P293"><text:span text:style-name="T294"><text:s text:c="2"/></text:span><text:span text:style-name="T295">Assinatura do Cliente</text:span><text:span text:style-name="T296"><text:tab/></text:span><text:span text:style-name="T297"><text:tab/></text:span><text:span text:style-name="T298"><text:tab/><text:s/></text:span><text:span text:style-name="T299">Assinatura do Prestador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ystem" svg:panose-1="2 11 6 3 2 2 2 2 2 4"/>
    <style:font-face style:name="Great Vibes" svg:font-family="Great Vibes" style:font-family-generic="system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text:style-name="WW_CharLFO2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text:style-name="WW_CharLFO5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text:style-name="WW_CharLFO6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7LVL2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7LVL3" text:bullet-char="■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7LVL4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7LVL5" text:bullet-char="○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7LVL6" text:bullet-char="■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7LVL7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7LVL8" text:bullet-char="○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7LVL9" text:bullet-char="■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text:style-name="WW_CharLFO8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ord</dc:creator>
    <meta:creation-date>2023-12-11T02:08:00Z</meta:creation-date>
    <dc:date>2023-12-11T02:08:00Z</dc:date>
    <meta:template xlink:href="Normal" xlink:type="simple"/>
    <meta:editing-cycles>2</meta:editing-cycles>
    <meta:editing-duration>PT0S</meta:editing-duration>
    <meta:document-statistic meta:page-count="3" meta:paragraph-count="31" meta:word-count="2325" meta:character-count="15553" meta:row-count="110" meta:non-whitespace-character-count="13259"/>
  </office:meta>
</office:document-meta>
</file>